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058f32" officeooo:paragraph-rsid="00058f32" style:font-weight-asian="normal" style:font-weight-complex="normal"/>
    </style:style>
    <style:style style:name="P2" style:family="paragraph" style:parent-style-name="Standard">
      <style:text-properties fo:font-weight="bold" officeooo:rsid="00058f32" officeooo:paragraph-rsid="00058f32" style:font-weight-asian="bold" style:font-weight-complex="bold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>
      <style:text-properties fo:font-weight="normal" officeooo:rsid="00058f32" officeooo:paragraph-rsid="00058f32" style:font-weight-asian="normal" style:font-weight-complex="normal"/>
    </style:style>
    <style:style style:name="P6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58f32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46"/><text:span text:style-name="T2">MEASURE ENERGY CONSUMPTION</text:span></text:p>
      <text:p text:style-name="Standard"><text:span text:style-name="T1"/></text:p>
      <text:p text:style-name="Standard"><text:span text:style-name="T1"/></text:p>
      <text:p text:style-name="P2"><text:s text:c="67"/>PHASE 2</text:p>
      <text:p text:style-name="P2"/>
      <text:p text:style-name="P2"/>
      <text:p text:style-name="P1"/>
      <text:p text:style-name="P5">Predicting energy consumption using machine learning involves using historical data on energy usage along with other relevant features to build a model that can make accurate predictions. The following steps outline the process:</text:p>
      <text:list xml:id="list1791846497" text:style-name="L1">
        <text:list-item>
          <text:p text:style-name="P3"><text:span text:style-name="Strong_20_Emphasis">Data Collection and Preparation</text:span>:</text:p>
          <text:list>
            <text:list-item>
              <text:p text:style-name="P6">Gather historical data on energy consumption. This can include information like date, time, weather conditions, building type, number of occupants, etc.</text:p>
            </text:list-item>
            <text:list-item>
              <text:p text:style-name="P6">Clean the data to remove any outliers or missing values.</text:p>
            </text:list-item>
            <text:list-item>
              <text:p text:style-name="P6">Preprocess the data, which may involve normalization, scaling, or encoding categorical variables.</text:p>
            </text:list-item>
          </text:list>
        </text:list-item>
        <text:list-item>
          <text:p text:style-name="P3"><text:span text:style-name="Strong_20_Emphasis">Feature Selection</text:span>:</text:p>
          <text:list>
            <text:list-item>
              <text:p text:style-name="P6">Identify which features (independent variables) are most relevant for predicting energy consumption. This may involve using domain knowledge or employing feature selection techniques.</text:p>
            </text:list-item>
          </text:list>
        </text:list-item>
        <text:list-item>
          <text:p text:style-name="P3"><text:span text:style-name="Strong_20_Emphasis">Splitting the Data</text:span>:</text:p>
          <text:list>
            <text:list-item>
              <text:p text:style-name="P6">Divide the dataset into training and testing sets. The training set will be used to train the model, while the testing set will be used to evaluate its performance.</text:p>
            </text:list-item>
          </text:list>
        </text:list-item>
        <text:list-item>
          <text:p text:style-name="P3"><text:span text:style-name="Strong_20_Emphasis">Choosing a Model</text:span>:</text:p>
          <text:list>
            <text:list-item>
              <text:p text:style-name="P6">Select a suitable machine learning algorithm for regression tasks. Common choices include Linear Regression, Random Forest, Support Vector Machines, Neural Networks, etc.</text:p>
            </text:list-item>
          </text:list>
        </text:list-item>
        <text:list-item>
          <text:p text:style-name="P3"><text:span text:style-name="Strong_20_Emphasis">Model Training</text:span>:</text:p>
          <text:list>
            <text:list-item>
              <text:p text:style-name="P6">Train the chosen model on the training data. During training, the model learns the relationships between the features and the target variable (energy consumption).</text:p>
            </text:list-item>
          </text:list>
        </text:list-item>
        <text:list-item>
          <text:p text:style-name="P3"><text:span text:style-name="Strong_20_Emphasis">Model Evaluation</text:span>:</text:p>
          <text:list>
            <text:list-item>
              <text:p text:style-name="P6">Use the testing set to evaluate the model's performance. Common metrics for regression tasks include Mean Absolute Error (MAE), Mean Squared Error (MSE), and R-squared (R²) score.</text:p>
            </text:list-item>
          </text:list>
        </text:list-item>
        <text:list-item>
          <text:p text:style-name="P3"><text:span text:style-name="Strong_20_Emphasis">Hyperparameter Tuning (Optional)</text:span>:</text:p>
          <text:list>
            <text:list-item>
              <text:p text:style-name="P6">Fine-tune the model's hyperparameters to improve performance. Techniques like grid search or random search can be used.</text:p>
            </text:list-item>
          </text:list>
        </text:list-item>
        <text:list-item>
          <text:p text:style-name="P3"><text:span text:style-name="Strong_20_Emphasis">Model Deployment</text:span>:</text:p>
          <text:list>
            <text:list-item>
              <text:p text:style-name="P6">Once the model performs satisfactorily, deploy it in a real-world setting. This could be as part of an application or integrated into an existing system.</text:p>
            </text:list-item>
          </text:list>
          <text:p text:style-name="P3"><text:span text:style-name="Strong_20_Emphasis"/></text:p>
          <text:p text:style-name="P3"><text:span text:style-name="Strong_20_Emphasis"/></text:p>
          <text:p text:style-name="P3"><text:soft-page-break/><text:span text:style-name="Strong_20_Emphasis"/></text:p>
        </text:list-item>
        <text:list-item>
          <text:p text:style-name="P3"><text:span text:style-name="Strong_20_Emphasis">Monitoring and Maintenance</text:span>:</text:p>
          <text:list>
            <text:list-item>
              <text:p text:style-name="P6">Continuously monitor the model's performance in the production environment. If the model's performance degrades over time, it may need retraining or adjustment.</text:p>
            </text:list-item>
          </text:list>
        </text:list-item>
        <text:list-item>
          <text:p text:style-name="P3"><text:span text:style-name="Strong_20_Emphasis">Predicting Energy Consumption</text:span>:</text:p>
        </text:list-item>
      </text:list>
      <text:list xml:id="list3337355352" text:style-name="L2">
        <text:list-item>
          <text:p text:style-name="P4">To predict future energy consumption, feed new data (e.g., current weather conditions, occupancy, etc.) into the trained model.</text:p>
        </text:list-item>
      </text:list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11T14:48:21.502930517</meta:creation-date>
    <dc:date>2023-10-11T15:03:53.980062500</dc:date>
    <meta:editing-duration>PT15M35S</meta:editing-duration>
    <meta:editing-cycles>1</meta:editing-cycles>
    <meta:document-statistic meta:table-count="0" meta:image-count="0" meta:object-count="0" meta:page-count="2" meta:paragraph-count="25" meta:word-count="339" meta:character-count="2355" meta:non-whitespace-character-count="1952"/>
    <meta:generator>LibreOffice/6.4.7.2$Linux_X86_64 LibreOffice_project/40$Build-2</meta:generator>
  </office:meta>
</office:document-meta>
</file>